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ato" svg:font-family="Robato"/>
    <style:font-face style:name="Arial2" svg:font-family="Arial" style:font-family-generic="swiss"/>
    <style:font-face style:name="Segoe UI Variable Display Semib" svg:font-family="'Segoe UI Variable Display Semib'"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Segoe UI" svg:font-family="'Segoe UI'" style:font-family-generic="swiss" style:font-pitch="variable"/>
    <style:font-face style:name="Segoe UI Historic" svg:font-family="'Segoe UI Historic'"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Segoe UI Variable Display Semib" fo:font-size="14pt" style:font-size-asian="14pt" style:font-size-complex="14pt"/>
    </style:style>
    <style:style style:name="P2" style:family="paragraph" style:parent-style-name="Standard" style:list-style-name="L1">
      <style:text-properties style:font-name="Segoe UI Variable Display Semib" fo:font-size="14pt" style:font-size-asian="14pt" style:font-size-complex="14pt"/>
    </style:style>
    <style:style style:name="P3" style:family="paragraph" style:parent-style-name="Standard">
      <style:text-properties style:font-name="Segoe UI Variable Display Semib" fo:font-size="14pt" fo:font-weight="bold" style:font-size-asian="14pt" style:font-weight-asian="bold" style:font-size-complex="14pt" style:font-weight-complex="bold"/>
    </style:style>
    <style:style style:name="T1" style:family="text">
      <style:text-properties fo:language="en" fo:country="US"/>
    </style:style>
    <style:style style:name="T2" style:family="text">
      <style:text-properties fo:language="uk" fo:country="U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Я приймав участь у розробці web додатку для керуванням SEO оптимізацією. Цілью додатку було відобразити статистичні данні для кожного <text:s/>веб сайтау, <text:s/>над яким була проведена робота по просуванню в топи пошуквих систем.</text:p>
      <text:p text:style-name="P1"/>
      <text:p text:style-name="P1">Це була панель керуванням, що виводила данні у таблиці та граіфки.<text:span text:style-name="T2"> Так можна було прослідкувати успішність дій які були застосовані на певних сайтах.</text:span></text:p>
      <text:p text:style-name="P1"><text:span text:style-name="T2">Розробка велася за методологією Agile, з використанням таск менеджера Jira</text:span></text:p>
      <text:p text:style-name="P1"><text:span text:style-name="T2">/////////////////</text:span></text:p>
      <text:p text:style-name="P3"><text:span text:style-name="T2">I participated in the development of a web application for managing SEO optimization. The purpose of the application was to display statistical data for each website on which work was carried out to promote it to the top of search engines.</text:span></text:p>
      <text:p text:style-name="P3"><text:span text:style-name="T2"/></text:p>
      <text:p text:style-name="P3"><text:span text:style-name="T2">This application was a control panel that displayed data in tables and graphs. So it was possible to track the success of actions that were applied on certain sites.</text:span></text:p>
      <text:p text:style-name="P3"><text:span text:style-name="T2">The development was carried out according to the Agile methodology, using the Jira task manager</text:span></text:p>
      <text:p text:style-name="P1"/>
      <text:p text:style-name="P1">////////////</text:p>
      <text:p text:style-name="P1"/>
      <text:p text:style-name="P1"><text:line-break/></text:p>
      <text:p text:style-name="P1"/>
      <text:p text:style-name="P1"/>
      <text:list xml:id="list7719836166606278565" text:style-name="L1">
        <text:list-item>
          <text:p text:style-name="P2">додаток</text:p>
        </text:list-item>
        <text:list-item>
          <text:p text:style-name="P2">для чого треба</text:p>
        </text:list-item>
        <text:list-item>
          <text:p text:style-name="P2">які можливості</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ato" svg:font-family="Robato"/>
    <style:font-face style:name="Arial2" svg:font-family="Arial" style:font-family-generic="swiss"/>
    <style:font-face style:name="Segoe UI Variable Display Semib" svg:font-family="'Segoe UI Variable Display Semib'"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Segoe UI" svg:font-family="'Segoe UI'" style:font-family-generic="swiss" style:font-pitch="variable"/>
    <style:font-face style:name="Segoe UI Historic" svg:font-family="'Segoe UI Historic'"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Сергій </meta:initial-creator>
    <meta:creation-date>2023-08-04T12:41:47.19</meta:creation-date>
    <meta:generator>OpenOffice/4.1.14$Win32 OpenOffice.org_project/4114m1$Build-9811</meta:generator>
    <meta:document-statistic meta:table-count="0" meta:image-count="0" meta:object-count="0" meta:page-count="1" meta:paragraph-count="12" meta:word-count="161" meta:character-count="1006"/>
    <dc:date>2023-08-04T13:41:48.95</dc:date>
    <dc:creator>Сергій </dc:creator>
    <meta:editing-duration>PT1H2S</meta:editing-duration>
    <meta:editing-cycles>1</meta:editing-cycles>
  </office:meta>
</office:document-meta>
</file>